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C000004B608F6D77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5cm"/>
    </style:style>
    <style:style style:name="gr2" style:family="graphic" style:parent-style-name="standard">
      <style:graphic-properties draw:stroke="none" svg:stroke-color="#000000" draw:fill="none" draw:fill-color="#ffffff" fo:min-height="1.05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IPA P明朝1" fo:font-size="20pt" style:font-name-asian="IPA P明朝1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style:font-name="IPA P明朝1" fo:font-size="20pt" style:font-name-asian="IPA P明朝1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text-style-name="P1" draw:layer="layout" svg:width="3.336cm" svg:height="1.035cm" svg:x="0.421cm" svg:y="0.915cm">
          <draw:text-box>
            <text:p><text:span text:style-name="T1">ガンマ</text:span><text:span text:style-name="T1">Γ</text:span></text:p>
          </draw:text-box>
        </draw:frame>
        <draw:frame draw:style-name="gr1" draw:text-style-name="P1" draw:layer="layout" svg:width="3.336cm" svg:height="1.035cm" svg:x="0.421cm" svg:y="3.116cm">
          <draw:text-box>
            <text:p><text:span text:style-name="T1">デルタ</text:span><text:span text:style-name="T1">Δ</text:span></text:p>
          </draw:text-box>
        </draw:frame>
        <draw:frame draw:style-name="gr1" draw:text-style-name="P1" draw:layer="layout" svg:width="3.336cm" svg:height="1.035cm" svg:x="0.421cm" svg:y="5.216cm">
          <draw:text-box>
            <text:p><text:span text:style-name="T1">シータ</text:span><text:span text:style-name="T1">Θ</text:span></text:p>
          </draw:text-box>
        </draw:frame>
        <draw:frame draw:style-name="gr1" draw:text-style-name="P1" draw:layer="layout" svg:width="3.336cm" svg:height="1.035cm" svg:x="0.421cm" svg:y="7.316cm">
          <draw:text-box>
            <text:p><text:span text:style-name="T1">ラムダ</text:span><text:span text:style-name="T1">Λ</text:span></text:p>
          </draw:text-box>
        </draw:frame>
        <draw:frame draw:style-name="gr2" draw:text-style-name="P1" draw:layer="layout" svg:width="10.833cm" svg:height="1.673cm" svg:x="10.321cm" svg:y="2.917cm">
          <draw:text-box>
            <text:p><text:span text:style-name="T1">細長い三角形。活字だと一部の線が太いが</text:span><text:span text:style-name="T1">, </text:span><text:span text:style-name="T1">手書きでは気にしない。</text:span></text:p>
          </draw:text-box>
        </draw:frame>
        <draw:frame draw:style-name="gr2" draw:text-style-name="P1" draw:layer="layout" svg:width="10.833cm" svg:height="1.673cm" svg:x="10.322cm" svg:y="0.918cm">
          <draw:text-box>
            <text:p><text:span text:style-name="T1">まず左上から左下</text:span><text:span text:style-name="T1">, </text:span><text:span text:style-name="T1">次に左上から右上。</text:span></text:p>
          </draw:text-box>
        </draw:frame>
        <draw:frame draw:style-name="gr2" draw:text-style-name="P1" draw:layer="layout" svg:width="10.833cm" svg:height="1.309cm" svg:x="10.322cm" svg:y="5.018cm">
          <draw:text-box>
            <text:p><text:span text:style-name="T1">細長いヘリポート。</text:span></text:p>
          </draw:text-box>
        </draw:frame>
        <draw:frame draw:style-name="gr2" draw:text-style-name="P1" draw:layer="layout" svg:width="10.833cm" svg:height="1.309cm" svg:x="10.322cm" svg:y="7.018cm">
          <draw:text-box>
            <text:p><text:span text:style-name="T1">地図の針葉樹の記号に似ている。</text:span></text:p>
          </draw:text-box>
        </draw:frame>
        <draw:frame draw:style-name="gr1" draw:text-style-name="P1" draw:layer="layout" svg:width="4.081cm" svg:height="1.035cm" svg:x="0.421cm" svg:y="9.215cm">
          <draw:text-box>
            <text:p><text:span text:style-name="T1">クシー</text:span><text:span text:style-name="T1">Ξ</text:span></text:p>
          </draw:text-box>
        </draw:frame>
        <draw:frame draw:style-name="gr1" draw:text-style-name="P1" draw:layer="layout" svg:width="3.336cm" svg:height="1.035cm" svg:x="0.421cm" svg:y="11.216cm">
          <draw:text-box>
            <text:p><text:span text:style-name="T1">パイ　</text:span><text:span text:style-name="T1">Π</text:span></text:p>
          </draw:text-box>
        </draw:frame>
        <draw:frame draw:style-name="gr1" draw:text-style-name="P1" draw:layer="layout" svg:width="3.336cm" svg:height="1.035cm" svg:x="0.421cm" svg:y="13.116cm">
          <draw:text-box>
            <text:p><text:span text:style-name="T1">シグマ</text:span><text:span text:style-name="T1">Σ</text:span></text:p>
          </draw:text-box>
        </draw:frame>
        <draw:frame draw:style-name="gr1" draw:text-style-name="P1" draw:layer="layout" svg:width="3.336cm" svg:height="1.035cm" svg:x="0.421cm" svg:y="15.116cm">
          <draw:text-box>
            <text:p><text:span text:style-name="T1">ファイ </text:span><text:span text:style-name="T1">Φ</text:span></text:p>
          </draw:text-box>
        </draw:frame>
        <draw:frame draw:style-name="gr2" draw:text-style-name="P1" draw:layer="layout" svg:width="10.833cm" svg:height="1.673cm" svg:x="10.323cm" svg:y="10.619cm">
          <draw:text-box>
            <text:p><text:span text:style-name="T1">小文字のパイと違って</text:span><text:span text:style-name="T1">, </text:span><text:span text:style-name="T1">足はまっすぐ。</text:span></text:p>
          </draw:text-box>
        </draw:frame>
        <draw:frame draw:style-name="gr3" draw:text-style-name="P2" draw:layer="layout" svg:width="5.843cm" svg:height="20.251cm" svg:x="3.771cm" svg:y="0.374cm">
          <draw:image xlink:href="Pictures/100000000000015C000004B608F6D775.png" xlink:type="simple" xlink:show="embed" xlink:actuate="onLoad">
            <text:p/>
          </draw:image>
        </draw:frame>
        <draw:frame draw:style-name="gr1" draw:text-style-name="P1" draw:layer="layout" svg:width="3.336cm" svg:height="1.035cm" svg:x="0.421cm" svg:y="17.017cm">
          <draw:text-box>
            <text:p><text:span text:style-name="T1">プサイ</text:span><text:span text:style-name="T1">Ψ</text:span></text:p>
          </draw:text-box>
        </draw:frame>
        <draw:frame draw:style-name="gr1" draw:text-style-name="P1" draw:layer="layout" svg:width="3.336cm" svg:height="1.035cm" svg:x="0.421cm" svg:y="18.918cm">
          <draw:text-box>
            <text:p><text:span text:style-name="T1">オメガ</text:span><text:span text:style-name="T1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3" svg:font-family="'IPA Pゴシック', IPAPGothic" style:font-adornments="標準" style:font-pitch="variable"/>
    <style:font-face style:name="IPA P明朝1" svg:font-family="'IPA P明朝'" style:font-pitch="variable"/>
    <style:font-face style:name="IPA P明朝" svg:font-family="'IPA P明朝'" style:font-adornments="標準" style:font-pitch="variable"/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3cm" fo:margin-bottom="0.3cm" fo:margin-left="0.3cm" fo:margin-right="0.3cm" fo:page-width="21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13-07-26T14:18:23</meta:creation-date>
    <meta:editing-cycles>1</meta:editing-cycles>
    <meta:editing-duration>PT00H00M00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